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60000005F62C1631CCA8B0861.png" manifest:media-type="image/png"/>
  <manifest:file-entry manifest:full-path="Pictures/1000041A000017BD000009D25B0D4C0888DDCD61.svg" manifest:media-type="image/svg+xml"/>
  <manifest:file-entry manifest:full-path="Pictures/100002010000011E0000007C8020FA3D370E681B.png" manifest:media-type="image/png"/>
  <manifest:file-entry manifest:full-path="Pictures/100002010000011E0000007CE12484C0DCE1B6B5.png" manifest:media-type="image/png"/>
  <manifest:file-entry manifest:full-path="Pictures/10000DDC00001D8600000CC804C0434E73590B19.svg" manifest:media-type="image/svg+xml"/>
  <manifest:file-entry manifest:full-path="Pictures/10000201000000E1000000E1120E3E8BA7448639.png" manifest:media-type="image/png"/>
  <manifest:file-entry manifest:full-path="Pictures/100000000000009500000094E0F198EF7AE3D140.png" manifest:media-type="image/png"/>
  <manifest:file-entry manifest:full-path="Pictures/10000201000000E1000000E14AC3C319F911F57E.png" manifest:media-type="image/png"/>
  <manifest:file-entry manifest:full-path="Pictures/10000201000005000000035710AA71BDC74D37A2.png" manifest:media-type="image/png"/>
  <manifest:file-entry manifest:full-path="Pictures/1000100600001D8600000CC8818321C20899C6BB.svg" manifest:media-type="image/svg+xml"/>
  <manifest:file-entry manifest:full-path="Pictures/10000201000000E1000000E1FE95A1ACA671CC57.png" manifest:media-type="image/png"/>
  <manifest:file-entry manifest:full-path="Pictures/10000201000000FA00000157BC317E1F891DFD88.png" manifest:media-type="image/png"/>
  <manifest:file-entry manifest:full-path="Pictures/10000201000000AA00000128E9C0CCEAF86C71AA.png" manifest:media-type="image/png"/>
  <manifest:file-entry manifest:full-path="Pictures/100000000000009A000000C41744A599A1EECFE0.png" manifest:media-type="image/png"/>
  <manifest:file-entry manifest:full-path="Pictures/10000201000001160000016E5A6FC5EBD4EF965D.png" manifest:media-type="image/png"/>
  <manifest:file-entry manifest:full-path="Pictures/10000201000000DB000000E69234EFAF2E53DA66.png" manifest:media-type="image/png"/>
  <manifest:file-entry manifest:full-path="Pictures/10000201000000FC00000166955285115FBFF2B7.png" manifest:media-type="image/png"/>
  <manifest:file-entry manifest:full-path="Pictures/100002010000031800000318C295CEC2F57F81B3.png" manifest:media-type="image/png"/>
  <manifest:file-entry manifest:full-path="Pictures/1000020100000103000000C28F2CCE7A8C7651A2.png" manifest:media-type="image/png"/>
  <manifest:file-entry manifest:full-path="Pictures/10000201000000FA0000014BBE2D4ED2074CEEA6.png" manifest:media-type="image/png"/>
  <manifest:file-entry manifest:full-path="Pictures/100002010000005F000000CD3740C125D7402D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b9cd2" draw:textarea-horizontal-align="justify" draw:textarea-vertical-align="middle" draw:auto-grow-height="false" fo:min-height="0.074cm" fo:min-width="0cm"/>
    </style:style>
    <style:style style:name="gr3" style:family="graphic" style:parent-style-name="standard">
      <style:graphic-properties draw:fill-color="#c3ee15" draw:textarea-horizontal-align="justify" draw:textarea-vertical-align="middle" draw:auto-grow-height="false" fo:min-height="0.07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.59cm"/>
    </style:style>
    <style:style style:name="gr5" style:family="graphic" style:parent-style-name="standard">
      <style:graphic-properties draw:stroke="none" draw:fill="none" fo:min-height="1.17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="Arrow" draw:marker-start-width="0.352cm" draw:marker-end="Arrow" draw:marker-end-width="0.352cm" draw:textarea-vertical-align="botto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b9cd2"/>
      <style:paragraph-properties fo:text-align="center"/>
    </style:style>
    <style:style style:name="P3" style:family="paragraph">
      <loext:graphic-properties draw:fill-color="#c3ee15"/>
      <style:paragraph-properties fo:text-align="center"/>
    </style:style>
    <style:style style:name="P4" style:family="paragraph">
      <style:text-properties fo:font-size="15pt" style:font-size-asian="18pt" style:font-size-complex="18pt"/>
    </style:style>
    <style:style style:name="P5" style:family="paragraph">
      <loext:graphic-properties draw:fill="none" draw:fill-color="#ffffff"/>
      <style:text-properties fo:font-size="15pt" style:font-size-asian="18pt" style:font-size-complex="18pt"/>
    </style:style>
    <style:style style:name="P6" style:family="paragraph">
      <loext:graphic-properties draw:fill="none"/>
      <style:text-properties fo:font-size="15pt" style:font-size-asian="18pt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83cm" svg:height="7.103cm" svg:x="19.796cm" svg:y="13.319cm">
          <draw:image xlink:href="Pictures/1000020100000103000000C28F2CCE7A8C7651A2.png" xlink:type="simple" xlink:show="embed" xlink:actuate="onLoad">
            <text:p/>
          </draw:image>
        </draw:frame>
        <draw:g xml:id="id1" draw:id="id1">
          <draw:frame draw:style-name="gr1" draw:text-style-name="P1" draw:layer="layout" svg:width="3.819cm" svg:height="3.819cm" draw:transform="rotate (1.57236712312169) translate (12.064cm 17.017cm)">
            <draw:image xlink:href="Pictures/10000201000000E1000000E1FE95A1ACA671CC57.png" xlink:type="simple" xlink:show="embed" xlink:actuate="onLoad">
              <text:p/>
            </draw:image>
          </draw:frame>
          <draw:frame draw:style-name="gr1" draw:text-style-name="P1" draw:layer="layout" svg:width="6.839cm" svg:height="4.568cm" svg:x="6.207cm" svg:y="14.466cm">
            <draw:image xlink:href="Pictures/10000201000005000000035710AA71BDC74D37A2.png" xlink:type="simple" xlink:show="embed" xlink:actuate="onLoad">
              <text:p/>
            </draw:image>
          </draw:frame>
          <draw:custom-shape draw:style-name="gr2" draw:text-style-name="P2" draw:layer="layout" svg:width="0.456cm" svg:height="0.456cm" svg:x="15.336cm" svg:y="15.4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456cm" svg:height="0.456cm" svg:x="15.336cm" svg:y="14.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" draw:text-style-name="P5" draw:layer="layout" svg:width="1.365cm" svg:height="1.25cm" svg:x="14.103cm" svg:y="15.383cm">
            <draw:text-box>
              <text:p text:style-name="P4"><text:span text:style-name="T1">Mic</text:span></text:p>
            </draw:text-box>
          </draw:frame>
          <draw:frame draw:style-name="gr5" draw:text-style-name="P6" draw:layer="layout" svg:width="2.608cm" svg:height="1.427cm" svg:x="13.065cm" svg:y="14.323cm">
            <draw:text-box>
              <text:p text:style-name="P4"><text:span text:style-name="T1">Speaker</text:span></text:p>
            </draw:text-box>
          </draw:frame>
        </draw:g>
        <draw:frame draw:style-name="gr1" draw:text-style-name="P1" draw:layer="layout" svg:width="2.494cm" svg:height="3.422cm" svg:x="10.571cm" svg:y="1.635cm">
          <draw:image xlink:href="Pictures/10000201000000FA00000157BC317E1F891DFD88.png" xlink:type="simple" xlink:show="embed" xlink:actuate="onLoad">
            <text:p/>
          </draw:image>
        </draw:frame>
        <draw:frame draw:style-name="gr1" draw:text-style-name="P1" draw:layer="layout" svg:width="0.665cm" svg:height="1.159cm" svg:x="12.319cm" svg:y="2.12cm">
          <draw:image xlink:href="Pictures/10000201000000AA00000128E9C0CCEAF86C71AA.png" xlink:type="simple" xlink:show="embed" xlink:actuate="onLoad">
            <text:p/>
          </draw:image>
        </draw:frame>
        <draw:frame draw:style-name="gr1" draw:text-style-name="P1" draw:layer="layout" svg:width="1.709cm" svg:height="1.795cm" svg:x="8.562cm" svg:y="0.983cm">
          <draw:image xlink:href="Pictures/10000201000000DB000000E69234EFAF2E53DA66.png" xlink:type="simple" xlink:show="embed" xlink:actuate="onLoad">
            <text:p/>
          </draw:image>
        </draw:frame>
        <draw:frame draw:style-name="gr1" draw:text-style-name="P1" draw:layer="layout" svg:width="2.398cm" svg:height="3.175cm" svg:x="7.238cm" svg:y="1cm">
          <draw:image xlink:href="Pictures/10000201000000FA0000014BBE2D4ED2074CEEA6.png" xlink:type="simple" xlink:show="embed" xlink:actuate="onLoad">
            <text:p/>
          </draw:image>
        </draw:frame>
        <draw:frame draw:style-name="gr1" draw:text-style-name="P1" draw:layer="layout" svg:width="2.235cm" svg:height="3.175cm" svg:x="8.163cm" svg:y="4.175cm">
          <draw:image xlink:href="Pictures/10000201000000FC00000166955285115FBFF2B7.png" xlink:type="simple" xlink:show="embed" xlink:actuate="onLoad">
            <text:p/>
          </draw:image>
        </draw:frame>
        <draw:frame draw:style-name="gr1" draw:text-style-name="P1" draw:layer="layout" svg:width="1.143cm" svg:height="1.143cm" svg:x="9.636cm" svg:y="4.497cm">
          <draw:image xlink:href="Pictures/100002010000031800000318C295CEC2F57F81B3.png" xlink:type="simple" xlink:show="embed" xlink:actuate="onLoad">
            <text:p/>
          </draw:image>
        </draw:frame>
        <draw:frame draw:style-name="gr1" draw:text-style-name="P1" draw:layer="layout" svg:width="0.834cm" svg:height="1.799cm" svg:x="6.262cm" svg:y="1.802cm">
          <draw:image xlink:href="Pictures/100002010000005F000000CD3740C125D7402D82.png" xlink:type="simple" xlink:show="embed" xlink:actuate="onLoad">
            <text:p/>
          </draw:image>
        </draw:frame>
        <draw:frame draw:style-name="gr1" draw:text-style-name="P1" draw:layer="layout" svg:width="2.701cm" svg:height="3.556cm" svg:x="4.522cm" svg:y="1.889cm">
          <draw:image xlink:href="Pictures/10000201000001160000016E5A6FC5EBD4EF965D.png" xlink:type="simple" xlink:show="embed" xlink:actuate="onLoad">
            <text:p/>
          </draw:image>
        </draw:frame>
        <draw:frame draw:style-name="gr6" draw:text-style-name="P1" draw:layer="layout" svg:width="8.255cm" svg:height="8.255cm" svg:x="20.177cm" svg:y="0.746cm">
          <draw:image xlink:href="Pictures/10000201000000E1000000E14AC3C319F911F57E.png" xlink:type="simple" xlink:show="embed" xlink:actuate="onLoad">
            <text:p text:style-name="P1"><text:s/></text:p>
            <text:p text:style-name="P1">LOCAL</text:p>
            <text:p text:style-name="P1">WIFI</text:p>
            <text:p text:style-name="P1">CONNECTION</text:p>
          </draw:image>
        </draw:frame>
        <draw:frame draw:style-name="gr1" draw:text-style-name="P1" draw:layer="layout" svg:width="3.941cm" svg:height="3.915cm" svg:x="2.393cm" svg:y="7.731cm">
          <draw:image xlink:href="Pictures/100000000000009500000094E0F198EF7AE3D140.png" xlink:type="simple" xlink:show="embed" xlink:actuate="onLoad">
            <text:p/>
          </draw:image>
        </draw:frame>
        <draw:frame draw:style-name="gr1" draw:text-style-name="P1" xml:id="id2" draw:id="id2" draw:layer="layout" svg:width="4.074cm" svg:height="5.185cm" svg:x="17.51cm" svg:y="8.642cm">
          <draw:image xlink:href="Pictures/100000000000009A000000C41744A599A1EECFE0.png" xlink:type="simple" xlink:show="embed" xlink:actuate="onLoad">
            <text:p/>
          </draw:image>
        </draw:frame>
        <draw:connector draw:style-name="gr7" draw:text-style-name="P1" draw:layer="layout" svg:x1="15.883cm" svg:y1="16.113cm" svg:x2="19.547cm" svg:y2="13.827cm" draw:start-shape="id1" draw:start-glue-point="1" draw:end-shape="id2" draw:end-glue-point="2" svg:d="M15883 16113h3664v-2286" svg:viewBox="0 0 3665 2287">
          <text:p/>
        </draw:connector>
        <draw:line draw:style-name="gr8" draw:text-style-name="P1" draw:layer="layout" svg:x1="12.938cm" svg:y1="17.764cm" svg:x2="21.955cm" svg:y2="17.891cm">
          <text:p text:style-name="P1">Ethernet Connection</text:p>
        </draw:line>
        <draw:frame draw:style-name="gr9" draw:text-style-name="P7" draw:layer="layout" svg:width="6.217cm" svg:height="1.8cm" svg:x="1.133cm" svg:y="11.541cm">
          <draw:text-box>
            <text:p>Translator with radio</text:p>
            <text:p text:style-name="P1">microphone</text:p>
          </draw:text-box>
        </draw:frame>
        <draw:frame draw:style-name="gr10" draw:text-style-name="P7" draw:layer="layout" svg:width="4.583cm" svg:height="0.962cm" svg:x="17.146cm" svg:y="14.008cm">
          <draw:text-box>
            <text:p>Radio receiver</text:p>
          </draw:text-box>
        </draw:frame>
        <draw:frame draw:style-name="gr1" draw:text-style-name="P1" draw:layer="layout" svg:width="3.227cm" svg:height="3.227cm" svg:x="14.335cm" svg:y="1.583cm">
          <draw:image xlink:href="Pictures/10000201000000E1000000E1120E3E8BA7448639.png" xlink:type="simple" xlink:show="embed" xlink:actuate="onLoad">
            <text:p/>
          </draw:image>
        </draw:frame>
        <draw:frame draw:style-name="gr1" draw:text-style-name="P1" draw:layer="layout" svg:width="8.446cm" svg:height="3.271cm" svg:x="11.795cm" svg:y="4.048cm">
          <draw:image xlink:href="Pictures/10000DDC00001D8600000CC804C0434E73590B19.svg" xlink:type="simple" xlink:show="embed" xlink:actuate="onLoad">
            <text:p/>
          </draw:image>
          <draw:image xlink:href="Pictures/100002010000011E0000007CE12484C0DCE1B6B5.png" xlink:type="simple" xlink:show="embed" xlink:actuate="onLoad"/>
        </draw:frame>
        <draw:frame draw:style-name="gr1" draw:text-style-name="P1" draw:layer="layout" svg:width="6.197cm" svg:height="2.682cm" draw:transform="rotate (-1.57271618897209) translate (25.892cm 7.863cm)">
          <draw:image xlink:href="Pictures/1000100600001D8600000CC8818321C20899C6BB.svg" xlink:type="simple" xlink:show="embed" xlink:actuate="onLoad">
            <text:p/>
          </draw:image>
          <draw:image xlink:href="Pictures/100002010000011E0000007C8020FA3D370E681B.png" xlink:type="simple" xlink:show="embed" xlink:actuate="onLoad"/>
        </draw:frame>
        <draw:frame draw:style-name="gr1" draw:text-style-name="P1" draw:layer="layout" svg:width="12.172cm" svg:height="3.048cm" svg:x="6.461cm" svg:y="8.747cm">
          <draw:image xlink:href="Pictures/1000041A000017BD000009D25B0D4C0888DDCD61.svg" xlink:type="simple" xlink:show="embed" xlink:actuate="onLoad">
            <text:p/>
          </draw:image>
          <draw:image xlink:href="Pictures/10000201000000E60000005F62C1631CCA8B086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8:37:46.530016919</meta:creation-date>
    <dc:date>2017-11-26T20:55:01.809791855</dc:date>
    <meta:editing-duration>PT2H1M43S</meta:editing-duration>
    <meta:editing-cycles>7</meta:editing-cycles>
    <meta:generator>LibreOffice/5.4.2.2.0$Linux_X86_64 LibreOffice_project/40m0$Build-2</meta:generator>
    <meta:document-statistic meta:object-count="27"/>
  </office:meta>
</office:document-meta>
</file>